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fo:font-size="10pt" officeooo:rsid="0006cbc6" officeooo:paragraph-rsid="0006cbc6" style:font-size-asian="10pt" style:font-size-complex="10pt"/>
    </style:style>
    <style:style style:name="P2" style:family="paragraph" style:parent-style-name="Heading_20_2">
      <style:paragraph-properties fo:margin-top="0cm" fo:margin-bottom="0.499cm" loext:contextual-spacing="false"/>
    </style:style>
    <style:style style:name="P3" style:family="paragraph" style:parent-style-name="Preformatted_20_Text">
      <style:paragraph-properties fo:margin-top="0cm" fo:margin-bottom="0.499cm" loext:contextual-spacing="false"/>
    </style:style>
    <style:style style:name="P4" style:family="paragraph" style:parent-style-name="Heading_20_1">
      <style:paragraph-properties fo:margin-top="0cm" fo:margin-bottom="0.499cm" loext:contextual-spacing="false"/>
    </style:style>
    <style:style style:name="P5" style:family="paragraph" style:parent-style-name="Preformatted_20_Text">
      <style:text-properties fo:font-size="12pt" style:font-size-asian="12pt" style:font-size-complex="12pt"/>
    </style:style>
    <style:style style:name="P6" style:family="paragraph" style:parent-style-name="Text_20_body">
      <style:paragraph-properties fo:margin-top="0cm" fo:margin-bottom="0cm" loext:contextual-spacing="false"/>
    </style:style>
    <style:style style:name="P7" style:family="paragraph" style:parent-style-name="Heading_20_2">
      <style:paragraph-properties fo:margin-top="0cm" fo:margin-bottom="0cm" loext:contextual-spacing="false"/>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text-properties fo:font-size="16pt" fo:font-weight="bold" officeooo:rsid="000f23e1" officeooo:paragraph-rsid="000f23e1" style:font-size-asian="16pt" style:font-weight-asian="bold" style:font-size-complex="16pt" style:font-weight-complex="bold"/>
    </style:style>
    <style:style style:name="P16" style:family="paragraph" style:parent-style-name="Text_20_body" style:list-style-name="L9">
      <style:text-properties fo:font-size="12pt" fo:font-weight="bold" officeooo:rsid="001069ae" officeooo:paragraph-rsid="0011ebdb" style:font-size-asian="10.5pt" style:font-weight-asian="bold" style:font-size-complex="12pt" style:font-weight-complex="bold"/>
    </style:style>
    <style:style style:name="P17" style:family="paragraph" style:parent-style-name="Text_20_body" style:list-style-name="L9">
      <style:text-properties fo:font-size="12pt" fo:font-weight="bold" officeooo:rsid="001069ae" officeooo:paragraph-rsid="0011eeb0" style:font-size-asian="10.5pt" style:font-weight-asian="bold" style:font-size-complex="12pt" style:font-weight-complex="bold"/>
    </style:style>
    <style:style style:name="P18" style:family="paragraph" style:parent-style-name="Text_20_body" style:list-style-name="L9">
      <style:text-properties fo:font-size="12pt" fo:font-weight="bold" officeooo:rsid="001069ae" officeooo:paragraph-rsid="00125a68" style:font-size-asian="10.5pt" style:font-weight-asian="bold" style:font-size-complex="12pt" style:font-weight-complex="bold"/>
    </style:style>
    <style:style style:name="P19" style:family="paragraph" style:parent-style-name="Text_20_body" style:list-style-name="L9">
      <style:text-properties officeooo:paragraph-rsid="0013d5ea"/>
    </style:style>
    <style:style style:name="P20" style:family="paragraph" style:parent-style-name="Text_20_body" style:list-style-name="L9">
      <style:text-properties officeooo:paragraph-rsid="0014afd2"/>
    </style:style>
    <style:style style:name="P21" style:family="paragraph" style:parent-style-name="Text_20_body" style:list-style-name="L9">
      <style:text-properties officeooo:paragraph-rsid="0015b9fc"/>
    </style:style>
    <style:style style:name="P22" style:family="paragraph" style:parent-style-name="Text_20_body" style:list-style-name="L9">
      <style:text-properties officeooo:rsid="0014afd2" officeooo:paragraph-rsid="0014afd2"/>
    </style:style>
    <style:style style:name="P23" style:family="paragraph" style:parent-style-name="Text_20_body" style:list-style-name="L9">
      <style:text-properties officeooo:rsid="0015b9fc" officeooo:paragraph-rsid="0015b9fc"/>
    </style:style>
    <style:style style:name="P24" style:family="paragraph" style:parent-style-name="Text_20_body" style:list-style-name="L9">
      <style:text-properties officeooo:rsid="00178929" officeooo:paragraph-rsid="00178929"/>
    </style:style>
    <style:style style:name="P25" style:family="paragraph" style:parent-style-name="Text_20_body" style:list-style-name="L9">
      <style:text-properties officeooo:rsid="0018b51d" officeooo:paragraph-rsid="0018b51d"/>
    </style:style>
    <style:style style:name="P26" style:family="paragraph" style:parent-style-name="Text_20_body" style:list-style-name="L1">
      <style:paragraph-properties fo:margin-top="0cm" fo:margin-bottom="0cm" loext:contextual-spacing="false"/>
    </style:style>
    <style:style style:name="P27" style:family="paragraph" style:parent-style-name="Text_20_body" style:list-style-name="L2">
      <style:paragraph-properties fo:margin-top="0cm" fo:margin-bottom="0cm" loext:contextual-spacing="false"/>
    </style:style>
    <style:style style:name="P28" style:family="paragraph" style:parent-style-name="Text_20_body" style:list-style-name="L3">
      <style:paragraph-properties fo:margin-top="0cm" fo:margin-bottom="0cm" loext:contextual-spacing="false"/>
    </style:style>
    <style:style style:name="P29" style:family="paragraph" style:parent-style-name="Text_20_body" style:list-style-name="L4">
      <style:paragraph-properties fo:margin-top="0cm" fo:margin-bottom="0cm" loext:contextual-spacing="false"/>
    </style:style>
    <style:style style:name="P30" style:family="paragraph" style:parent-style-name="Text_20_body" style:list-style-name="L5">
      <style:paragraph-properties fo:margin-top="0cm" fo:margin-bottom="0cm" loext:contextual-spacing="false"/>
    </style:style>
    <style:style style:name="P31" style:family="paragraph" style:parent-style-name="Text_20_body" style:list-style-name="L6">
      <style:paragraph-properties fo:margin-top="0cm" fo:margin-bottom="0cm" loext:contextual-spacing="false"/>
    </style:style>
    <style:style style:name="T1" style:family="text">
      <style:text-properties fo:font-size="11pt" style:font-size-asian="11pt" style:font-size-complex="11pt"/>
    </style:style>
    <style:style style:name="T2" style:family="text">
      <style:text-properties fo:font-size="12pt" style:font-size-asian="12pt" style:font-size-complex="12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125a68" style:font-size-asian="10.5pt" style:font-weight-asian="normal" style:font-size-complex="12pt" style:font-weight-complex="normal"/>
    </style:style>
    <style:style style:name="T5" style:family="text">
      <style:text-properties fo:font-size="12pt" fo:font-weight="normal" officeooo:rsid="0011ebdb" style:font-size-asian="10.5pt" style:font-weight-asian="normal" style:font-size-complex="12pt" style:font-weight-complex="normal"/>
    </style:style>
    <style:style style:name="T6" style:family="text">
      <style:text-properties fo:font-size="12pt" fo:font-weight="normal" officeooo:rsid="0013d5ea" style:font-size-asian="10.5pt" style:font-weight-asian="normal" style:font-size-complex="12pt" style:font-weight-complex="normal"/>
    </style:style>
    <style:style style:name="T7" style:family="text">
      <style:text-properties fo:font-size="12pt" fo:font-weight="normal" officeooo:rsid="0014afd2" style:font-size-asian="10.5pt" style:font-weight-asian="normal" style:font-size-complex="12pt" style:font-weight-complex="normal"/>
    </style:style>
    <style:style style:name="T8" style:family="text">
      <style:text-properties fo:font-size="12pt" fo:font-weight="normal" officeooo:rsid="0015b9fc" style:font-size-asian="10.5pt" style:font-weight-asian="normal" style:font-size-complex="12pt" style:font-weight-complex="normal"/>
    </style:style>
    <style:style style:name="T9" style:family="text">
      <style:text-properties fo:font-size="12pt" fo:font-style="italic" fo:font-weight="normal" officeooo:rsid="0013d5ea" style:font-size-asian="10.5pt" style:font-style-asian="italic" style:font-weight-asian="normal" style:font-size-complex="12pt" style:font-style-complex="italic" style:font-weight-complex="normal"/>
    </style:style>
    <style:style style:name="T10"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1" style:family="text">
      <style:text-properties fo:font-size="12pt" fo:font-style="normal" fo:font-weight="normal" officeooo:rsid="0013d5ea" style:font-size-asian="10.5pt" style:font-style-asian="normal" style:font-weight-asian="normal" style:font-size-complex="12pt" style:font-style-complex="normal" style:font-weight-complex="normal"/>
    </style:style>
    <style:style style:name="T12" style:family="text">
      <style:text-properties fo:font-size="12pt" fo:font-style="normal" fo:font-weight="normal" officeooo:rsid="0015b9fc" style:font-size-asian="10.5pt" style:font-style-asian="normal" style:font-weight-asian="normal" style:font-size-complex="12pt" style:font-style-complex="normal" style:font-weight-complex="normal"/>
    </style:style>
    <style:style style:name="T13" style:family="text">
      <style:text-properties fo:font-size="18pt" style:font-size-asian="18pt" style:font-size-complex="18pt"/>
    </style:style>
    <style:style style:name="T14" style:family="text">
      <style:text-properties fo:font-weight="normal" style:font-weight-asian="normal" style:font-weight-complex="normal"/>
    </style:style>
    <style:style style:name="T15" style:family="text">
      <style:text-properties fo:font-weight="normal" officeooo:rsid="0011ebdb" style:font-weight-asian="normal" style:font-weight-complex="normal"/>
    </style:style>
    <style:style style:name="T16" style:family="text">
      <style:text-properties fo:font-weight="normal" officeooo:rsid="0011eeb0" style:font-weight-asian="normal" style:font-weight-complex="normal"/>
    </style:style>
    <style:style style:name="T17" style:family="text">
      <style:text-properties fo:font-weight="normal" officeooo:rsid="00125a68" style:font-weight-asian="normal" style:font-weight-complex="normal"/>
    </style:style>
    <style:style style:name="T18" style:family="text">
      <style:text-properties officeooo:rsid="0011ebdb"/>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ource:https://jasonwatmore.com/post/2019/11/21/angular-http-post-request-examples</text:h>
      <text:h text:style-name="Heading_20_1" text:outline-level="1"><text:bookmark text:name="ContentTitle"/>How To Use HttpClient With Example In Angular 9</text:h>
      <text:p text:style-name="Standard">In this article, we’ll see how to use HttpClient to build a service for fetching data in your Angular application from a REST API server.</text:p>
      <text:p text:style-name="Standard"/>
      <text:p text:style-name="Standard">We’ll see how to implement an Angular service to encapsulate the code that handles fetching data from the REST API server.</text:p>
      <text:p text:style-name="Standard"/>
      <text:p text:style-name="Standard">An Angular service is simply a TypeScript class that you can inject in other services or components using the Angular dependency injector.</text:p>
      <text:p text:style-name="Standard"/>
      <text:p text:style-name="Standard"><text:span text:style-name="Strong_20_Emphasis">Prerequisites</text:span></text:p>
      <text:p text:style-name="Standard">You need to have Node, NPM and Angular CLI and initialize an Angular project.</text:p>
      <text:p text:style-name="Standard"/>
      <text:p text:style-name="Standard"><text:span text:style-name="Strong_20_Emphasis">Step 1 - Importing HttpClient Module</text:span></text:p>
      <text:list xml:id="list4000917176" text:style-name="L1">
        <text:list-item>
          <text:p text:style-name="P26">import { BrowserModule } from '@angular/platform-browser'; </text:p>
        </text:list-item>
      </text:list>
      <text:section text:style-name="Sect1" text:name="div2">
        <text:list xml:id="list131741513993753" text:continue-numbering="true" text:style-name="L1">
          <text:list-item>
            <text:p text:style-name="P26">Import { NgModule } from '@angular/core';import { AppRoutingModule } from './app-routing.module';   </text:p>
          </text:list-item>
          <text:list-item>
            <text:p text:style-name="P26">import { AppComponent } from './app.component';   </text:p>
          </text:list-item>
          <text:list-item>
            <text:p text:style-name="P26">import { HttpClientModule } from '@angular/common/http';   </text:p>
          </text:list-item>
          <text:list-item>
            <text:p text:style-name="P26">import { AppComponent } from './app.component';   </text:p>
          </text:list-item>
          <text:list-item>
            <text:p text:style-name="P26">import { HttpClientModule } from '@angular/common/http';@NgModule({   </text:p>
          </text:list-item>
          <text:list-item>
            <text:p text:style-name="P26">   declarations: [   </text:p>
          </text:list-item>
          <text:list-item>
            <text:p text:style-name="P26">   AppComponent,   </text:p>
          </text:list-item>
          <text:list-item>
            <text:p text:style-name="P26">],   </text:p>
          </text:list-item>
          <text:list-item>
            <text:p text:style-name="P26">imports: [   </text:p>
          </text:list-item>
          <text:list-item>
            <text:p text:style-name="P26">   BrowserModule,   </text:p>
          </text:list-item>
          <text:list-item>
            <text:p text:style-name="P26">   AppRoutingModule,   </text:p>
          </text:list-item>
          <text:list-item>
            <text:p text:style-name="P26">   HttpClientModule   </text:p>
          </text:list-item>
          <text:list-item>
            <text:p text:style-name="P26">],   </text:p>
          </text:list-item>
          <text:list-item>
            <text:p text:style-name="P26">providers: [],   </text:p>
          </text:list-item>
          <text:list-item>
            <text:p text:style-name="P26">   bootstrap: [AppComponent]   </text:p>
          </text:list-item>
          <text:list-item>
            <text:p text:style-name="P26">})   </text:p>
          </text:list-item>
          <text:list-item>
            <text:p text:style-name="P26">export class AppModule { }   </text:p>
          </text:list-item>
          <text:list-item>
            <text:p text:style-name="P26">   declarations: [   </text:p>
          </text:list-item>
          <text:list-item>
            <text:p text:style-name="P26">      AppComponent,   </text:p>
          </text:list-item>
          <text:list-item>
            <text:p text:style-name="P26">],   </text:p>
          </text:list-item>
          <text:list-item>
            <text:p text:style-name="P26">imports: [   </text:p>
          </text:list-item>
          <text:list-item>
            <text:p text:style-name="P26">   BrowserModule,   </text:p>
          </text:list-item>
          <text:list-item>
            <text:p text:style-name="P26">   AppRoutingModule,   </text:p>
          </text:list-item>
          <text:list-item>
            <text:p text:style-name="P26">   HttpClientModule   </text:p>
          </text:list-item>
          <text:list-item>
            <text:p text:style-name="P26">],   </text:p>
          </text:list-item>
          <text:list-item>
            <text:p text:style-name="P26">providers: [],   </text:p>
          </text:list-item>
          <text:list-item>
            <text:p text:style-name="P26"><text:soft-page-break/>   bootstrap: [AppComponent]   </text:p>
          </text:list-item>
          <text:list-item>
            <text:p text:style-name="P26">})   </text:p>
          </text:list-item>
          <text:list-item>
            <text:p text:style-name="P8">export class AppModule { }   </text:p>
          </text:list-item>
        </text:list>
        <text:p text:style-name="P6"><text:span text:style-name="Strong_20_Emphasis">Step 2 - Creating an Angular Service</text:span></text:p>
        <text:p text:style-name="P6"> </text:p>
        <text:p text:style-name="P6">Open a new terminal and run the following command,</text:p>
        <text:p text:style-name="P6"> </text:p>
        <text:p text:style-name="P6"><text:span text:style-name="Emphasis">$ ng generate service backend</text:span></text:p>
        <text:p text:style-name="P6"> </text:p>
        <text:p text:style-name="P6"><text:span text:style-name="Strong_20_Emphasis">Step 3 - Importing and Injecting HttpClient</text:span></text:p>
        <text:p text:style-name="P6"> </text:p>
        <text:p text:style-name="Text_20_body">Open the src/app/backend.service.ts file, then import and inject HttpClient as follows,</text:p>
        <text:list xml:id="list791231979" text:style-name="L2">
          <text:list-item>
            <text:p text:style-name="P27">import { Injectable } from '@angular/core';   </text:p>
          </text:list-item>
          <text:list-item>
            <text:p text:style-name="P27">import { HttpClient } from '@angular/common/http';@Injectable({   </text:p>
          </text:list-item>
          <text:list-item>
            <text:p text:style-name="P27">   providedIn: 'root'   </text:p>
          </text:list-item>
          <text:list-item>
            <text:p text:style-name="P27">   })   </text:p>
          </text:list-item>
          <text:list-item>
            <text:p text:style-name="P27">   export class BackendService { constructor(private httpClient: HttpClient) { }   </text:p>
          </text:list-item>
          <text:list-item>
            <text:p text:style-name="P9">}   </text:p>
          </text:list-item>
        </text:list>
        <text:p text:style-name="P6">We import HttpClient and inject it via the service constructor.</text:p>
        <text:p text:style-name="P6"> </text:p>
        <text:p text:style-name="P6"><text:span text:style-name="Strong_20_Emphasis">Step 4 - Defining a Method for Sending HTTP Requests</text:span></text:p>
        <text:p text:style-name="P6"> </text:p>
        <text:p text:style-name="Text_20_body">Next, define a get() method for sending a GET request to the server for fetching data,</text:p>
        <text:list xml:id="list639413260" text:style-name="L3">
          <text:list-item>
            <text:p text:style-name="P28">import { Injectable } from '@angular/core';   </text:p>
          </text:list-item>
          <text:list-item>
            <text:p text:style-name="P28">import { HttpClient } from '@angular/common/http';@Injectable({   </text:p>
          </text:list-item>
          <text:list-item>
            <text:p text:style-name="P28">   providedIn: 'root'   </text:p>
          </text:list-item>
          <text:list-item>
            <text:p text:style-name="P28">})   </text:p>
          </text:list-item>
          <text:list-item>
            <text:p text:style-name="P28">export class BackendService { constructor(private httpClient: HttpClient) { } public get(){   </text:p>
          </text:list-item>
          <text:list-item>
            <text:p text:style-name="P28">   return this.httpClient.get("http://server.com/endpoint");   </text:p>
          </text:list-item>
          <text:list-item>
            <text:p text:style-name="P28">   }   </text:p>
          </text:list-item>
          <text:list-item>
            <text:p text:style-name="P10">}   </text:p>
          </text:list-item>
        </text:list>
        <text:p text:style-name="P6">We call the get() method of HttpClient to send a GET request to the REST API server.</text:p>
        <text:p text:style-name="P6"> </text:p>
        <text:p text:style-name="P6"><text:span text:style-name="Strong_20_Emphasis">Step 5 - Creating an Angular Component</text:span></text:p>
        <text:p text:style-name="P6"> </text:p>
        <text:p text:style-name="P6">Head back to your terminal and run the following command to generate a component named home,</text:p>
        <text:p text:style-name="P6"> </text:p>
        <text:p text:style-name="P6"><text:span text:style-name="Emphasis">$ ng generate component home</text:span></text:p>
        <text:p text:style-name="P6"> </text:p>
        <text:p text:style-name="P6"><text:span text:style-name="Strong_20_Emphasis">Step 6 - Injecting the Angular Service</text:span></text:p>
        <text:p text:style-name="P6"> </text:p>
        <text:p text:style-name="Text_20_body">Go to the src/app/home/home.component.ts file, import and inject the backend service as follows,</text:p>
        <text:list xml:id="list1158479509" text:style-name="L4">
          <text:list-item>
            <text:p text:style-name="P29">import { Component, OnInit } from '@angular/core';   </text:p>
          </text:list-item>
          <text:list-item>
            <text:p text:style-name="P29"><text:soft-page-break/>import { BackendService } from '../backend.service';@Component({   </text:p>
          </text:list-item>
          <text:list-item>
            <text:p text:style-name="P29">   selector: 'app-home',   </text:p>
          </text:list-item>
          <text:list-item>
            <text:p text:style-name="P29">   templateUrl: './home.component.html',   </text:p>
          </text:list-item>
          <text:list-item>
            <text:p text:style-name="P29">   styleUrls: ['./home.component.css']   </text:p>
          </text:list-item>
          <text:list-item>
            <text:p text:style-name="P29">})   </text:p>
          </text:list-item>
          <text:list-item>
            <text:p text:style-name="P11">export class HomeComponent implements OnInit { data= []; constructor(private backendService: BackendService) { }}</text:p>
          </text:list-item>
        </text:list>
        <text:p text:style-name="P6"><text:span text:style-name="Strong_20_Emphasis">Step 7 - Calling the Service Method</text:span></text:p>
        <text:p text:style-name="P6"> </text:p>
        <text:p text:style-name="Text_20_body">Finally, we can call the get() method of the service to send a GET request as follows,</text:p>
        <text:list xml:id="list3521358396" text:style-name="L5">
          <text:list-item>
            <text:p text:style-name="P30">ngOnInit() { this.backendService.get().subscribe((ret: any[])=&gt;{</text:p>
          </text:list-item>
          <text:list-item>
            <text:p text:style-name="P30">   console.log(ret);</text:p>
          </text:list-item>
          <text:list-item>
            <text:p text:style-name="P30">   this.data = ret;</text:p>
          </text:list-item>
          <text:list-item>
            <text:p text:style-name="P30">   })</text:p>
          </text:list-item>
          <text:list-item>
            <text:p text:style-name="P12">}</text:p>
          </text:list-item>
        </text:list>
        <text:p text:style-name="P6"><text:span text:style-name="Strong_20_Emphasis">Step 8 - Displaying Data with ngFor</text:span></text:p>
        <text:p text:style-name="P6"> </text:p>
        <text:p text:style-name="Text_20_body">Next, open the src/app/home/home.component.html file and update it as follows,</text:p>
        <text:list xml:id="list2473505211" text:style-name="L6">
          <text:list-item>
            <text:p text:style-name="P31">&lt;div&gt;   </text:p>
          </text:list-item>
          <text:list-item>
            <text:p text:style-name="P31">   &lt;ul&gt;   </text:p>
          </text:list-item>
          <text:list-item>
            <text:p text:style-name="P31">      &lt;li *ngFor="let item of data"&gt;</text:p>
          </text:list-item>
          <text:list-item>
            <text:p text:style-name="P31">         {{item.name}}   </text:p>
          </text:list-item>
          <text:list-item>
            <text:p text:style-name="P31">      &lt;/li&gt;   </text:p>
          </text:list-item>
          <text:list-item>
            <text:p text:style-name="P31">   &lt;/ul&gt;   </text:p>
          </text:list-item>
          <text:list-item>
            <text:p text:style-name="P13">&lt;/div&gt;   </text:p>
          </text:list-item>
        </text:list>
        <text:p text:style-name="P6">Here, we suppose that our data elements have a name attribute.</text:p>
        <text:p text:style-name="Text_20_body"/>
        <text:h text:style-name="Heading_20_2" text:outline-level="2">Conclusion</text:h>
        <text:p text:style-name="P6"/>
        <text:p text:style-name="Text_20_body">In this how-to post, we’ve seen how to create a service in Angular and use HttpClient to send HTTP requests to REST API backends and finally display the data returned from the API using the ngFor directive.<text:bookmark text:name="ArticleTagKeywords"/></text:p>
      </text:section>
      <text:p text:style-name="Standard"><text:span text:style-name="Strong_20_Emphasis"/></text:p>
      <text:h text:style-name="Heading_20_1" text:outline-level="1"><text:span text:style-name="Strong_20_Emphasis">Angular - HTTP POST Request Examples</text:span></text:h>
      <text:h text:style-name="Heading_20_2" text:outline-level="2"><text:span text:style-name="Strong_20_Emphasis">Simple POST request with a JSON body and response type &lt;any&gt;</text:span></text:h>
      <text:p text:style-name="Text_20_body">This sends an HTTP POST request to the <text:a xlink:type="simple" xlink:href="https://reqres.in/" office:target-frame-name="_blank" xlink:show="new" text:style-name="Internet_20_link" text:visited-style-name="Visited_20_Internet_20_Link">Reqres</text:a> api which is a fake online REST api that includes a <text:span text:style-name="Source_20_Text">/api/posts</text:span> route that responds to <text:span text:style-name="Source_20_Text">POST</text:span> requests with the contents of the post body and an id <text:soft-page-break/>property. The id from the response is assigned to the local <text:span text:style-name="Source_20_Text">postId</text:span> property in the subscribe callback function.</text:p>
      <text:p text:style-name="Text_20_body">The response type is set to <text:span text:style-name="Source_20_Text">&lt;any&gt;</text:span> so it handle any properties returned in the response.</text:p>
      <text:p text:style-name="Preformatted_20_Text"><text:span text:style-name="Source_20_Text"><text:span text:style-name="T2">gOnInit() {</text:span></text:span></text:p>
      <text:p text:style-name="Preformatted_20_Text"><text:span text:style-name="Source_20_Text"><text:span text:style-name="T2"><text:s text:c="4"/>this.http.post&lt;any&gt;('https://reqres.in/api/posts', { title: 'Angular POST Request Example' }).subscribe(data =&gt; {</text:span></text:span></text:p>
      <text:p text:style-name="Preformatted_20_Text"><text:span text:style-name="Source_20_Text"><text:span text:style-name="T2"><text:s text:c="8"/>this.postId = data.id;</text:span></text:span></text:p>
      <text:p text:style-name="Preformatted_20_Text"><text:span text:style-name="Source_20_Text"><text:span text:style-name="T2"><text:s text:c="4"/>})</text:span></text:span></text:p>
      <text:p text:style-name="P3"><text:span text:style-name="Source_20_Text"><text:span text:style-name="T2">}</text:span></text:span></text:p>
      <text:h text:style-name="Heading_20_2" text:outline-level="2"><text:span text:style-name="Strong_20_Emphasis">POST request with strongly typed response</text:span></text:h>
      <text:p text:style-name="Text_20_body">This sends the same request as the above but sets the response type to a custom <text:span text:style-name="Source_20_Text">Article</text:span> interface that defines the expected response properties.</text:p>
      <text:p text:style-name="Preformatted_20_Text"><text:span text:style-name="Source_20_Text"><text:span text:style-name="T2">ngOnInit() { <text:s text:c="9"/></text:span></text:span></text:p>
      <text:p text:style-name="Preformatted_20_Text"><text:span text:style-name="Source_20_Text"><text:span text:style-name="T2"><text:s text:c="4"/>this.http.post&lt;Article&gt;('https://reqres.in/api/posts', { title: 'Angular POST Request Example' }).subscribe(data =&gt; {</text:span></text:span></text:p>
      <text:p text:style-name="Preformatted_20_Text"><text:span text:style-name="Source_20_Text"><text:span text:style-name="T2"><text:s text:c="8"/>this.postId = data.id;</text:span></text:span></text:p>
      <text:p text:style-name="Preformatted_20_Text"><text:span text:style-name="Source_20_Text"><text:span text:style-name="T2"><text:s text:c="4"/>})</text:span></text:span></text:p>
      <text:p text:style-name="Preformatted_20_Text"><text:span text:style-name="Source_20_Text"><text:span text:style-name="T2">}</text:span></text:span></text:p>
      <text:p text:style-name="P5"/>
      <text:p text:style-name="Preformatted_20_Text"><text:span text:style-name="Source_20_Text"><text:span text:style-name="T2">...</text:span></text:span></text:p>
      <text:p text:style-name="P5"/>
      <text:p text:style-name="Preformatted_20_Text"><text:span text:style-name="Source_20_Text"><text:span text:style-name="T2">interface Article {</text:span></text:span></text:p>
      <text:p text:style-name="Preformatted_20_Text"><text:span text:style-name="Source_20_Text"><text:span text:style-name="T2"><text:s text:c="4"/>id: number;</text:span></text:span></text:p>
      <text:p text:style-name="Preformatted_20_Text"><text:span text:style-name="Source_20_Text"><text:span text:style-name="T2"><text:s text:c="4"/>title: string;</text:span></text:span></text:p>
      <text:p text:style-name="P3"><text:span text:style-name="Source_20_Text"><text:span text:style-name="T2">}</text:span></text:span></text:p>
      <text:h text:style-name="Heading_20_2" text:outline-level="2"><text:span text:style-name="Strong_20_Emphasis">POST request with error handling</text:span></text:h>
      <text:p text:style-name="Text_20_body">This sends a request to an invalid url on the api then assigns the error to the <text:span text:style-name="Source_20_Text">errorMessage</text:span> component property and logs the error to the console.</text:p>
      <text:p text:style-name="Text_20_body">The object passed to the request <text:span text:style-name="Source_20_Text">subscribe()</text:span> method contains two callback functions, the <text:span text:style-name="Source_20_Text">next()</text:span> function is called if the request is successful and the <text:span text:style-name="Source_20_Text">error()</text:span> function is called if the request fails.</text:p>
      <text:p text:style-name="Preformatted_20_Text"><text:span text:style-name="Source_20_Text"><text:span text:style-name="T1">ngOnInit() {</text:span></text:span></text:p>
      <text:p text:style-name="Preformatted_20_Text"><text:span text:style-name="Source_20_Text"><text:span text:style-name="T1"><text:s text:c="4"/>this.http.post&lt;any&gt;('https://reqres.in/invalid-url', { title: 'Angular POST Request Example' }).subscribe({</text:span></text:span></text:p>
      <text:p text:style-name="Preformatted_20_Text"><text:span text:style-name="Source_20_Text"><text:span text:style-name="T1"><text:s text:c="8"/>next: data =&gt; {</text:span></text:span></text:p>
      <text:p text:style-name="Preformatted_20_Text"><text:span text:style-name="Source_20_Text"><text:span text:style-name="T1"><text:s text:c="12"/>this.postId = data.id;</text:span></text:span></text:p>
      <text:p text:style-name="Preformatted_20_Text"><text:span text:style-name="Source_20_Text"><text:span text:style-name="T1"><text:s text:c="8"/>},</text:span></text:span></text:p>
      <text:p text:style-name="Preformatted_20_Text"><text:span text:style-name="Source_20_Text"><text:span text:style-name="T1"><text:s text:c="8"/>error: error =&gt; {</text:span></text:span></text:p>
      <text:p text:style-name="Preformatted_20_Text"><text:span text:style-name="Source_20_Text"><text:span text:style-name="T1"><text:s text:c="12"/>this.errorMessage = error.message;</text:span></text:span></text:p>
      <text:p text:style-name="Preformatted_20_Text"><text:span text:style-name="Source_20_Text"><text:span text:style-name="T1"><text:s text:c="12"/>console.error('There was an error!', error);</text:span></text:span></text:p>
      <text:p text:style-name="Preformatted_20_Text"><text:span text:style-name="Source_20_Text"><text:span text:style-name="T1"><text:s text:c="8"/>}</text:span></text:span></text:p>
      <text:p text:style-name="Preformatted_20_Text"><text:span text:style-name="Source_20_Text"><text:span text:style-name="T1"><text:s text:c="4"/>})</text:span></text:span></text:p>
      <text:p text:style-name="P3"><text:span text:style-name="Source_20_Text"><text:span text:style-name="T1">}</text:span></text:span></text:p>
      <text:h text:style-name="P2" text:outline-level="2"><text:soft-page-break/><text:span text:style-name="Source_20_Text"><text:span text:style-name="T13">POST request with headers set</text:span></text:span></text:h>
      <text:p text:style-name="Text_20_body">This sends the same request again with a couple of headers set, the HTTP <text:span text:style-name="Source_20_Text">Authorization</text:span> header and a custom header <text:span text:style-name="Source_20_Text">My-Custom-Header</text:span>.</text:p>
      <text:p text:style-name="Text_20_body">The below headers are created as a plain javascript object, they can also be created with the <text:span text:style-name="Source_20_Text">HttpHeaders</text:span> class, e.g. <text:span text:style-name="Source_20_Text">const headers = new HttpHeaders({ 'Authorization': 'Bearer my-token', 'My-Custom-Header': 'foobar' })</text:span></text:p>
      <text:p text:style-name="Text_20_body">To set or update headers on an existing <text:span text:style-name="Source_20_Text">HttpHeaders</text:span> object call the <text:span text:style-name="Source_20_Text">set()</text:span> method, e.g. <text:span text:style-name="Source_20_Text">const headers = new HttpHeaders().set('Authorization', 'Bearer my-token')</text:span></text:p>
      <text:p text:style-name="Preformatted_20_Text"><text:span text:style-name="Source_20_Text"><text:span text:style-name="T2">ngOnInit() {</text:span></text:span></text:p>
      <text:p text:style-name="Preformatted_20_Text"><text:span text:style-name="Source_20_Text"><text:span text:style-name="T2"><text:s text:c="4"/>const headers = { 'Authorization': 'Bearer my-token', 'My-Custom-Header': 'foobar' };</text:span></text:span></text:p>
      <text:p text:style-name="Preformatted_20_Text"><text:span text:style-name="Source_20_Text"><text:span text:style-name="T2"><text:s text:c="4"/>const body = { title: 'Angular POST Request Example' };</text:span></text:span></text:p>
      <text:p text:style-name="Preformatted_20_Text"><text:span text:style-name="Source_20_Text"><text:span text:style-name="T2"><text:s text:c="4"/>this.http.post&lt;any&gt;('https://reqres.in/api/posts', body, { headers }).subscribe(data =&gt; {</text:span></text:span></text:p>
      <text:p text:style-name="Preformatted_20_Text"><text:span text:style-name="Source_20_Text"><text:span text:style-name="T2"><text:s text:c="8"/>this.postId = data.id;</text:span></text:span></text:p>
      <text:p text:style-name="Preformatted_20_Text"><text:span text:style-name="Source_20_Text"><text:span text:style-name="T2"><text:s text:c="4"/>});</text:span></text:span></text:p>
      <text:p text:style-name="P3"><text:span text:style-name="Source_20_Text"><text:span text:style-name="T2">}</text:span></text:span></text:p>
      <text:h text:style-name="Heading_20_2" text:outline-level="2"><text:span text:style-name="Strong_20_Emphasis">Prerequisites for making HTTP requests from Angular</text:span></text:h>
      <text:p text:style-name="Text_20_body">Before making HTTP requests from your Angular app you need to do a couple of things.</text:p>
      <text:p text:style-name="Text_20_body"><text:span text:style-name="Strong_20_Emphasis">1.</text:span> Add the <text:span text:style-name="Source_20_Text">HttpClientModule</text:span> to the <text:span text:style-name="Source_20_Text">imports</text:span> array of your <text:span text:style-name="Source_20_Text">AppModule</text:span> like below on lines <text:span text:style-name="Source_20_Text">3</text:span> and <text:span text:style-name="Source_20_Text">10</text:span>.</text:p>
      <text:p text:style-name="Preformatted_20_Text"><text:span text:style-name="Source_20_Text"><text:span text:style-name="T2">import { NgModule } from '@angular/core';</text:span></text:span></text:p>
      <text:p text:style-name="Preformatted_20_Text"><text:span text:style-name="Source_20_Text"><text:span text:style-name="T2">import { BrowserModule } from '@angular/platform-browser';</text:span></text:span></text:p>
      <text:p text:style-name="Preformatted_20_Text"><text:span text:style-name="Source_20_Text"><text:span text:style-name="T2">import { HttpClientModule } from '@angular/common/http';</text:span></text:span></text:p>
      <text:p text:style-name="P5"/>
      <text:p text:style-name="Preformatted_20_Text"><text:span text:style-name="Source_20_Text"><text:span text:style-name="T2">import { AppComponent } from './app.component';</text:span></text:span></text:p>
      <text:p text:style-name="P5"/>
      <text:p text:style-name="Preformatted_20_Text"><text:span text:style-name="Source_20_Text"><text:span text:style-name="T2">@NgModule({</text:span></text:span></text:p>
      <text:p text:style-name="Preformatted_20_Text"><text:span text:style-name="Source_20_Text"><text:span text:style-name="T2"><text:s text:c="4"/>imports: [</text:span></text:span></text:p>
      <text:p text:style-name="Preformatted_20_Text"><text:span text:style-name="Source_20_Text"><text:span text:style-name="T2"><text:s text:c="8"/>BrowserModule,</text:span></text:span></text:p>
      <text:p text:style-name="Preformatted_20_Text"><text:span text:style-name="Source_20_Text"><text:span text:style-name="T2"><text:s text:c="8"/>HttpClientModule</text:span></text:span></text:p>
      <text:p text:style-name="Preformatted_20_Text"><text:span text:style-name="Source_20_Text"><text:span text:style-name="T2"><text:s text:c="4"/>],</text:span></text:span></text:p>
      <text:p text:style-name="Preformatted_20_Text"><text:span text:style-name="Source_20_Text"><text:span text:style-name="T2"><text:s text:c="4"/>declarations: [</text:span></text:span></text:p>
      <text:p text:style-name="Preformatted_20_Text"><text:span text:style-name="Source_20_Text"><text:span text:style-name="T2"><text:s text:c="8"/>AppComponent</text:span></text:span></text:p>
      <text:p text:style-name="Preformatted_20_Text"><text:span text:style-name="Source_20_Text"><text:span text:style-name="T2"><text:s text:c="4"/>],</text:span></text:span></text:p>
      <text:p text:style-name="Preformatted_20_Text"><text:span text:style-name="Source_20_Text"><text:span text:style-name="T2"><text:s text:c="4"/>bootstrap: [AppComponent]</text:span></text:span></text:p>
      <text:p text:style-name="Preformatted_20_Text"><text:span text:style-name="Source_20_Text"><text:span text:style-name="T2">})</text:span></text:span></text:p>
      <text:p text:style-name="P3"><text:span text:style-name="Source_20_Text"><text:span text:style-name="T2">export class AppModule { }</text:span></text:span></text:p>
      <text:p text:style-name="Text_20_body"><text:soft-page-break/><text:line-break/><text:span text:style-name="Strong_20_Emphasis">2.</text:span> Import the <text:span text:style-name="Source_20_Text">HttpClient</text:span> into your component and add it to the <text:span text:style-name="Source_20_Text">constructor()</text:span> params like below on lines <text:span text:style-name="Source_20_Text">2</text:span> and <text:span text:style-name="Source_20_Text">8</text:span>.</text:p>
      <text:p text:style-name="Preformatted_20_Text"><text:span text:style-name="Source_20_Text"><text:span text:style-name="T2">import { Component, OnInit } from '@angular/core';</text:span></text:span></text:p>
      <text:p text:style-name="Preformatted_20_Text"><text:span text:style-name="Source_20_Text"><text:span text:style-name="T2">import { HttpClient } from '@angular/common/http';</text:span></text:span></text:p>
      <text:p text:style-name="P5"/>
      <text:p text:style-name="Preformatted_20_Text"><text:span text:style-name="Source_20_Text"><text:span text:style-name="T2">@Component({ selector: 'app', templateUrl: 'app.component.html' })</text:span></text:span></text:p>
      <text:p text:style-name="Preformatted_20_Text"><text:span text:style-name="Source_20_Text"><text:span text:style-name="T2">export class AppComponent implements OnInit {</text:span></text:span></text:p>
      <text:p text:style-name="Preformatted_20_Text"><text:span text:style-name="Source_20_Text"><text:span text:style-name="T2"><text:s text:c="4"/>postId;</text:span></text:span></text:p>
      <text:p text:style-name="P5"/>
      <text:p text:style-name="Preformatted_20_Text"><text:span text:style-name="Source_20_Text"><text:span text:style-name="T2"><text:s text:c="4"/>constructor(private http: HttpClient) { }</text:span></text:span></text:p>
      <text:p text:style-name="P5"/>
      <text:p text:style-name="Preformatted_20_Text"><text:span text:style-name="Source_20_Text"><text:span text:style-name="T2"><text:s text:c="4"/>ngOnInit() { <text:s text:c="5"/></text:span></text:span></text:p>
      <text:p text:style-name="Preformatted_20_Text"><text:span text:style-name="Source_20_Text"><text:span text:style-name="T2"><text:s text:c="4"/>// Simple POST request with a JSON body and response type&lt;any&gt;</text:span></text:span></text:p>
      <text:p text:style-name="Preformatted_20_Text"><text:span text:style-name="Source_20_Text"><text:span text:style-name="T2"/></text:span></text:p>
      <text:p text:style-name="Preformatted_20_Text"><text:span text:style-name="Source_20_Text"><text:span text:style-name="T2"><text:s text:c="8"/>this.http.post&lt;any&gt;('https://reqres.in/api/posts', { title: 'Angular POST Request Example' }).subscribe(data =&gt; {</text:span></text:span></text:p>
      <text:p text:style-name="Preformatted_20_Text"><text:span text:style-name="Source_20_Text"><text:span text:style-name="T2"><text:s text:c="12"/>this.postId = data.id;</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3"><text:span text:style-name="Source_20_Text"><text:span text:style-name="T2">}</text:span></text:span></text:p>
      <text:p text:style-name="P3"><text:span text:style-name="Source_20_Text"><text:span text:style-name="T2"/></text:span></text:p>
      <text:h text:style-name="P4" text:outline-level="1"><text:span text:style-name="Source_20_Text"><text:span text:style-name="T2">How to Install Angular CLI on Ubuntu 20.04</text:span></text:span></text:h>
      <text:h text:style-name="P7" text:outline-level="2">Step 1 – Installing Node.js</text:h>
      <text:p text:style-name="Text_20_body">NVM is a command line tool for installing and managing node.js on Linux system. So first we need to install nvm on our system. Login to system with user for which you need to install Node.js, then execute below command to install nvm:</text:p>
      <text:p text:style-name="P3"><text:span text:style-name="Source_20_Text">curl https://raw.githubusercontent.com/creationix/nvm/master/install.sh | bash </text:span></text:p>
      <text:p text:style-name="Text_20_body">After that, you can install any version of node on your system. You can also install multiple node versions on single system. Execute below commands to load environment and install latest node.js version:</text:p>
      <text:p text:style-name="Preformatted_20_Text"><text:span text:style-name="Source_20_Text">source ~/.bashrc</text:span></text:p>
      <text:p text:style-name="P3"><text:span text:style-name="Source_20_Text">nvm install node</text:span></text:p>
      <text:p text:style-name="Text_20_body">The above command will display the version of node and npm installed on your system.</text:p>
      <text:h text:style-name="Heading_20_2" text:outline-level="2">Step 2 – Installing Angular CLI</text:h>
      <text:p text:style-name="Text_20_body">After installing the node.js and npm on your system, use following commands to install Angular cli tool on your system.</text:p>
      <text:p text:style-name="P3"><text:span text:style-name="Source_20_Text">npm install -g @angular/cli</text:span></text:p>
      <text:p text:style-name="Text_20_body">The latest version of Angular CLI will be installed on your Ubuntu Linux system.</text:p>
      <text:p text:style-name="Text_20_body"><text:soft-page-break/>You may require older Angular version on your machine. To install specific <text:a xlink:type="simple" xlink:href="https://en.wikipedia.org/wiki/Angular_(web_framework)" office:target-frame-name="_blank" xlink:show="new" text:style-name="Internet_20_link" text:visited-style-name="Visited_20_Internet_20_Link">Angular version</text:a> run command as following with version number.</text:p>
      <text:p text:style-name="Preformatted_20_Text"><text:span text:style-name="Source_20_Text">npm install -g @angular/cli@</text:span><text:span text:style-name="Source_20_Text"><text:span text:style-name="Strong_20_Emphasis">8</text:span></text:span><text:span text:style-name="Source_20_Text"> <text:s text:c="7"/>#Angular 8</text:span></text:p>
      <text:p text:style-name="Preformatted_20_Text"><text:span text:style-name="Source_20_Text">npm install -g @angular/cli@</text:span><text:span text:style-name="Source_20_Text"><text:span text:style-name="Strong_20_Emphasis">9</text:span></text:span><text:span text:style-name="Source_20_Text"> <text:s text:c="7"/>#Angular 9</text:span></text:p>
      <text:p text:style-name="P3"><text:span text:style-name="Source_20_Text">npm install -g @angular/cli@</text:span><text:span text:style-name="Source_20_Text"><text:span text:style-name="Strong_20_Emphasis">10</text:span></text:span><text:span text:style-name="Source_20_Text"> <text:s text:c="6"/>#Angular 10</text:span></text:p>
      <text:p text:style-name="Text_20_body">Using the -g above command will install the Angular CLI tool globally. So it will be accessible to all users and applications on the system. Angular CLI provides a command <text:span text:style-name="Source_20_Text">ng</text:span> used for command-line operations. Let’s check the installed version of ng on your system.</text:p>
      <text:p text:style-name="P3"><text:span text:style-name="Strong_20_Emphasis">ng --version</text:span></text:p>
      <text:h text:style-name="P7" text:outline-level="2">Step 3 – Creating New Angular Application</text:h>
      <text:p text:style-name="Text_20_body">You can use ng command to create a new angular application. Create application named hello-world using the Angular command line tool. Execute below command in terminal:</text:p>
      <text:p text:style-name="P3"><text:span text:style-name="Source_20_Text">ng new hello-world</text:span></text:p>
      <text:h text:style-name="P7" text:outline-level="2">Step 4 – Serve Angular Application</text:h>
      <text:p text:style-name="Text_20_body">Your basic Angular application is ready to serve. Switch to directory hello-world and then run your angular application using the ng serve command.</text:p>
      <text:p text:style-name="Preformatted_20_Text"><text:span text:style-name="Source_20_Text">cd hello-world</text:span></text:p>
      <text:p text:style-name="P3"><text:span text:style-name="Source_20_Text">ng serve</text:span></text:p>
      <text:p text:style-name="Text_20_body">By default angular application run on port 4200. You can access your system on port 4200 to open the angular application, like:</text:p>
      <text:list xml:id="list1142518327" text:style-name="L7">
        <text:list-item>
          <text:p text:style-name="P14">http://localhost:4200</text:p>
        </text:list-item>
      </text:list>
      <text:p text:style-name="Text_20_body">You can change host and port for running Angular application by providing –host and –port command line arguments.</text:p>
      <text:p text:style-name="P3"><text:span text:style-name="Source_20_Text">ng serve --host 0.0.0.0 --port 8080</text:span></text:p>
      <text:p text:style-name="Text_20_body">The IP address 0.0.0.0 listens on all interfaces and publicly accessible.</text:p>
      <text:p text:style-name="Text_20_body"/>
      <text:p text:style-name="P15">Angular Unit Test</text:p>
      <text:list xml:id="list1281656643" text:style-name="L9">
        <text:list-header>
          <text:p text:style-name="P17"><text:span text:style-name="T18">Unit Tests:</text:span></text:p>
        </text:list-header>
        <text:list-item>
          <text:p text:style-name="P16"><text:span text:style-name="T14">To run </text:span><text:span text:style-name="T16">unit </text:span><text:span text:style-name="T14">test</text:span><text:span text:style-name="T16">s we use the</text:span><text:span text:style-name="T14"> </text:span><text:span text:style-name="T16">command</text:span><text:span text:style-name="T14"> - <text:s text:c="3"/></text:span>ng test<text:tab/><text:span text:style-name="T14"><text:tab/><text:tab/><text:tab/><text:tab/><text:tab/><text:tab/></text:span><text:span text:style-name="T15">- the application will </text:span><text:span text:style-name="T16">first </text:span><text:span text:style-name="T15">compile for errors and then will execute the unit tests</text:span></text:p>
        </text:list-item>
        <text:list-item>
          <text:p text:style-name="P16"><text:span text:style-name="T15">All our </text:span><text:span text:style-name="T16">unit </text:span><text:span text:style-name="T15">test scripts are written in Jasmine </text:span><text:span text:style-name="T16">framework</text:span></text:p>
        </text:list-item>
        <text:list-item>
          <text:p text:style-name="P16"><text:span text:style-name="T15">Karma is a test script</text:span><text:span text:style-name="T16">s</text:span><text:span text:style-name="T15"> runner server </text:span><text:span text:style-name="T16">which is used to execute the tests</text:span><text:span text:style-name="T15"> </text:span></text:p>
        </text:list-item>
        <text:list-item>
          <text:p text:style-name="P18"><text:span text:style-name="T15">the default port where it executes is 9876<text:tab/><text:tab/></text:span></text:p>
        </text:list-item>
        <text:list-item>
          <text:p text:style-name="P18"><text:span text:style-name="T17">It will open a new window for a browser</text:span></text:p>
          <text:p text:style-name="P18"><text:span text:style-name="T17">- Chrome,Safari,Firefox</text:span></text:p>
        </text:list-item>
        <text:list-item>
          <text:p text:style-name="P18"><text:soft-page-break/><text:span text:style-name="T17">We can choose and configure which browser we want to work with</text:span></text:p>
        </text:list-item>
        <text:list-item>
          <text:p text:style-name="P18"><text:span text:style-name="T17">Green bullet in the report means – the test has passed</text:span></text:p>
        </text:list-item>
        <text:list-item>
          <text:p text:style-name="P18"><text:span text:style-name="T17">Red color (x) mark means the tset has failed</text:span></text:p>
        </text:list-item>
        <text:list-item>
          <text:p text:style-name="P19"><text:span text:style-name="T4">In the summary line – we can see counts of total test specs, failed, passed and skipped </text:span><text:span text:style-name="T5"><text:tab/></text:span></text:p>
        </text:list-item>
        <text:list-item>
          <text:p text:style-name="P19"><text:span text:style-name="T6">the configuration file for unit tests is -&gt; <text:s/>/</text:span><text:span text:style-name="T9">src</text:span><text:span text:style-name="T11">/karma.conf.js</text:span></text:p>
        </text:list-item>
        <text:list-item>
          <text:p text:style-name="P21"><text:span text:style-name="T11">if we want to use firefox </text:span><text:span text:style-name="T12">or any browser</text:span><text:span text:style-name="T11"> we need to import that library </text:span><text:span text:style-name="T12">and after that npm install should be done</text:span></text:p>
          <text:p text:style-name="P23"><text:span text:style-name="T10">Eg:- plugins: [</text:span></text:p>
          <text:p text:style-name="P23"><text:span text:style-name="T10">require(‘karma-chrome-launcher’), // this uses chrome</text:span></text:p>
          <text:p text:style-name="P23"><text:span text:style-name="T10">require(‘karma-firefox-launcher’) <text:s text:c="2"/>// this uses firefox</text:span></text:p>
          <text:p text:style-name="P23"><text:span text:style-name="T10">]</text:span></text:p>
          <text:p text:style-name="P21"><text:span text:style-name="T11"><text:tab/></text:span><text:span text:style-name="T5">- </text:span><text:span text:style-name="T6">npm install - </text:span><text:span text:style-name="T7">it will install the required modules</text:span></text:p>
        </text:list-item>
        <text:list-item>
          <text:p text:style-name="P24"><text:span text:style-name="T7">i</text:span><text:span text:style-name="T3">f iwe dont find the launcher which we installed then install in this way<text:tab/><text:tab/><text:tab/><text:tab/><text:tab/>- npm i karma-firefox-launcher<text:tab/><text:tab/><text:tab/><text:tab/><text:tab/><text:tab/><text:tab/><text:tab/> <text:s text:c="3"/>- then check in package.json file</text:span></text:p>
        </text:list-item>
        <text:list-item>
          <text:p text:style-name="P22"><text:span text:style-name="T3">We can change the default port in karma.conf.js file</text:span></text:p>
        </text:list-item>
        <text:list-item>
          <text:p text:style-name="P22"><text:span text:style-name="T3">We can add browsers in which all our app</text:span><text:span text:style-name="T8">s should</text:span><text:span text:style-name="T3"> run - in browser array </text:span><text:span text:style-name="T8">as below </text:span><text:span text:style-name="T3">-</text:span><text:span text:style-name="T8">browsers: [‘Chrome’,’Firefox’]</text:span></text:p>
        </text:list-item>
        <text:list-item>
          <text:p text:style-name="P24"><text:span text:style-name="T8">i</text:span><text:span text:style-name="T3">ts good to test in multiple browsers sopecially if we are doing responsive apps</text:span></text:p>
        </text:list-item>
        <text:list-item>
          <text:p text:style-name="P22"><text:span text:style-name="T3">We can also pass params in our cli command itself </text:span></text:p>
        </text:list-item>
        <text:list-item>
          <text:p text:style-name="P24"><text:span text:style-name="T3">finally do <text:s/>- ng test</text:span></text:p>
        </text:list-item>
        <text:list-item>
          <text:p text:style-name="P25"><text:span text:style-name="T3">command to launch chrome<text:tab/><text:tab/><text:tab/><text:tab/><text:tab/><text:tab/><text:tab/><text:tab/><text:tab/><text:tab/>- <text:s/>ng test --browsers=chrome</text:span></text:p>
          <text:p text:style-name="P20"><text:span text:style-name="T5"><text:tab/><text:tab/><text:tab/><text:tab/><text:tab/> <text:s text:c="19"/></text:span></text:p>
        </text:list-item>
      </text:list>
      <text:p text:style-name="P3"><text:span text:style-name="Source_20_Text"><text:span text:style-name="T2"/></text:span></text:p>
      <text:p text:style-name="Standard"><text:span text:style-name="Strong_20_Emphasis"/></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2T14:50:55.950096164</meta:creation-date>
    <dc:date>2021-12-06T13:17:39.623923124</dc:date>
    <meta:editing-duration>PT1H8M43S</meta:editing-duration>
    <meta:editing-cycles>8</meta:editing-cycles>
    <meta:generator>LibreOffice/6.4.7.2$Linux_X86_64 LibreOffice_project/40$Build-2</meta:generator>
    <meta:document-statistic meta:table-count="0" meta:image-count="0" meta:object-count="0" meta:page-count="8" meta:paragraph-count="240" meta:word-count="1780" meta:character-count="11833" meta:non-whitespace-character-count="9746"/>
  </office:meta>
</office:document-meta>
</file>